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665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697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device</text:p>
          </table:table-cell>
          <table:table-cell office:value-type="string">
            <text:p>sampl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0">
            <text:p>0</text:p>
          </table:table-cell>
          <table:table-cell office:value-type="float" office:value="0.023438">
            <text:p>0.023438</text:p>
          </table:table-cell>
          <table:table-cell office:value-type="float" office:value="0.003906">
            <text:p>0.003906</text:p>
          </table:table-cell>
          <table:table-cell office:value-type="float" office:value="1.043001">
            <text:p>1.043001</text:p>
            <draw:frame table:end-cell-address="Sheet1.L33" table:end-x="0.8854in" table:end-y="0.0535in" draw:z-index="0" draw:style-name="gr1" draw:text-style-name="P1" svg:width="6.3039in" svg:height="5.0114in" svg:x="0.6102in" svg:y="0.0181in">
              <draw:object draw:notify-on-update-of-ranges="Sheet1.C1:Sheet1.C1 Sheet1.C2:Sheet1.C51 Sheet1.D1:Sheet1.D1 Sheet1.D2:Sheet1.D51 Sheet1.E1:Sheet1.E1 Sheet1.E2:Sheet1.E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1">
            <text:p>1</text:p>
          </table:table-cell>
          <table:table-cell office:value-type="float" office:value="0.031251">
            <text:p>0.031251</text:p>
          </table:table-cell>
          <table:table-cell office:value-type="float" office:value="0.003906">
            <text:p>0.003906</text:p>
          </table:table-cell>
          <table:table-cell office:value-type="float" office:value="1.035188">
            <text:p>1.035188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2">
            <text:p>2</text:p>
          </table:table-cell>
          <table:table-cell office:value-type="float" office:value="0.019532">
            <text:p>0.019532</text:p>
          </table:table-cell>
          <table:table-cell office:value-type="float" office:value="0">
            <text:p>0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3">
            <text:p>3</text:p>
          </table:table-cell>
          <table:table-cell office:value-type="float" office:value="0.023438">
            <text:p>0.023438</text:p>
          </table:table-cell>
          <table:table-cell office:value-type="float" office:value="0.007813">
            <text:p>0.007813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4">
            <text:p>4</text:p>
          </table:table-cell>
          <table:table-cell office:value-type="float" office:value="0.019532">
            <text:p>0.019532</text:p>
          </table:table-cell>
          <table:table-cell office:value-type="float" office:value="0.003906">
            <text:p>0.003906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5">
            <text:p>5</text:p>
          </table:table-cell>
          <table:table-cell office:value-type="float" office:value="0.027345">
            <text:p>0.027345</text:p>
          </table:table-cell>
          <table:table-cell office:value-type="float" office:value="0.003906">
            <text:p>0.003906</text:p>
          </table:table-cell>
          <table:table-cell office:value-type="float" office:value="1.043001">
            <text:p>1.043001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6">
            <text:p>6</text:p>
          </table:table-cell>
          <table:table-cell office:value-type="float" office:value="0.019532">
            <text:p>0.019532</text:p>
          </table:table-cell>
          <table:table-cell office:value-type="float" office:value="0.007813">
            <text:p>0.007813</text:p>
          </table:table-cell>
          <table:table-cell office:value-type="float" office:value="1.043001">
            <text:p>1.043001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7">
            <text:p>7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8">
            <text:p>8</text:p>
          </table:table-cell>
          <table:table-cell office:value-type="float" office:value="0.023438">
            <text:p>0.023438</text:p>
          </table:table-cell>
          <table:table-cell office:value-type="float" office:value="0">
            <text:p>0</text:p>
          </table:table-cell>
          <table:table-cell office:value-type="float" office:value="1.046907">
            <text:p>1.046907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9">
            <text:p>9</text:p>
          </table:table-cell>
          <table:table-cell office:value-type="float" office:value="0.019532">
            <text:p>0.019532</text:p>
          </table:table-cell>
          <table:table-cell office:value-type="float" office:value="0.003906">
            <text:p>0.003906</text:p>
          </table:table-cell>
          <table:table-cell office:value-type="float" office:value="1.046907">
            <text:p>1.046907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10">
            <text:p>10</text:p>
          </table:table-cell>
          <table:table-cell office:value-type="float" office:value="0.019532">
            <text:p>0.019532</text:p>
          </table:table-cell>
          <table:table-cell office:value-type="float" office:value="-0.003906">
            <text:p>-0.003906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11">
            <text:p>11</text:p>
          </table:table-cell>
          <table:table-cell office:value-type="float" office:value="0.015625">
            <text:p>0.015625</text:p>
          </table:table-cell>
          <table:table-cell office:value-type="float" office:value="0.003906">
            <text:p>0.003906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12">
            <text:p>12</text:p>
          </table:table-cell>
          <table:table-cell office:value-type="float" office:value="0.019532">
            <text:p>0.019532</text:p>
          </table:table-cell>
          <table:table-cell office:value-type="float" office:value="0">
            <text:p>0</text:p>
          </table:table-cell>
          <table:table-cell office:value-type="float" office:value="1.035188">
            <text:p>1.035188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13">
            <text:p>13</text:p>
          </table:table-cell>
          <table:table-cell office:value-type="float" office:value="0.027345">
            <text:p>0.027345</text:p>
          </table:table-cell>
          <table:table-cell office:value-type="float" office:value="-0.003906">
            <text:p>-0.003906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14">
            <text:p>14</text:p>
          </table:table-cell>
          <table:table-cell office:value-type="float" office:value="0.023438">
            <text:p>0.023438</text:p>
          </table:table-cell>
          <table:table-cell office:value-type="float" office:value="0.007813">
            <text:p>0.007813</text:p>
          </table:table-cell>
          <table:table-cell office:value-type="float" office:value="1.043001">
            <text:p>1.043001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15">
            <text:p>15</text:p>
          </table:table-cell>
          <table:table-cell office:value-type="float" office:value="0.019532">
            <text:p>0.019532</text:p>
          </table:table-cell>
          <table:table-cell office:value-type="float" office:value="0.003906">
            <text:p>0.003906</text:p>
          </table:table-cell>
          <table:table-cell office:value-type="float" office:value="1.046907">
            <text:p>1.046907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16">
            <text:p>16</text:p>
          </table:table-cell>
          <table:table-cell office:value-type="float" office:value="0.023438">
            <text:p>0.023438</text:p>
          </table:table-cell>
          <table:table-cell office:value-type="float" office:value="0.003906">
            <text:p>0.003906</text:p>
          </table:table-cell>
          <table:table-cell office:value-type="float" office:value="1.05472">
            <text:p>1.05472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17">
            <text:p>17</text:p>
          </table:table-cell>
          <table:table-cell office:value-type="float" office:value="0.027345">
            <text:p>0.027345</text:p>
          </table:table-cell>
          <table:table-cell office:value-type="float" office:value="0.003906">
            <text:p>0.003906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18">
            <text:p>18</text:p>
          </table:table-cell>
          <table:table-cell office:value-type="float" office:value="0.019532">
            <text:p>0.019532</text:p>
          </table:table-cell>
          <table:table-cell office:value-type="float" office:value="0">
            <text:p>0</text:p>
          </table:table-cell>
          <table:table-cell office:value-type="float" office:value="1.043001">
            <text:p>1.043001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19">
            <text:p>19</text:p>
          </table:table-cell>
          <table:table-cell office:value-type="float" office:value="0.023438">
            <text:p>0.023438</text:p>
          </table:table-cell>
          <table:table-cell office:value-type="float" office:value="0">
            <text:p>0</text:p>
          </table:table-cell>
          <table:table-cell office:value-type="float" office:value="1.043001">
            <text:p>1.043001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20">
            <text:p>20</text:p>
          </table:table-cell>
          <table:table-cell office:value-type="float" office:value="0.023438">
            <text:p>0.023438</text:p>
          </table:table-cell>
          <table:table-cell office:value-type="float" office:value="0">
            <text:p>0</text:p>
          </table:table-cell>
          <table:table-cell office:value-type="float" office:value="1.035188">
            <text:p>1.035188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21">
            <text:p>21</text:p>
          </table:table-cell>
          <table:table-cell office:value-type="float" office:value="0.023438">
            <text:p>0.023438</text:p>
          </table:table-cell>
          <table:table-cell office:value-type="float" office:value="0.003906">
            <text:p>0.003906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22">
            <text:p>22</text:p>
          </table:table-cell>
          <table:table-cell office:value-type="float" office:value="0.015625">
            <text:p>0.015625</text:p>
          </table:table-cell>
          <table:table-cell office:value-type="float" office:value="0.003906">
            <text:p>0.003906</text:p>
          </table:table-cell>
          <table:table-cell office:value-type="float" office:value="1.046907">
            <text:p>1.046907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23">
            <text:p>23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  <table:table-cell office:value-type="float" office:value="1.046907">
            <text:p>1.046907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24">
            <text:p>24</text:p>
          </table:table-cell>
          <table:table-cell office:value-type="float" office:value="0.023438">
            <text:p>0.023438</text:p>
          </table:table-cell>
          <table:table-cell office:value-type="float" office:value="0">
            <text:p>0</text:p>
          </table:table-cell>
          <table:table-cell office:value-type="float" office:value="1.043001">
            <text:p>1.043001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25">
            <text:p>25</text:p>
          </table:table-cell>
          <table:table-cell office:value-type="float" office:value="0.023438">
            <text:p>0.023438</text:p>
          </table:table-cell>
          <table:table-cell office:value-type="float" office:value="0.007813">
            <text:p>0.007813</text:p>
          </table:table-cell>
          <table:table-cell office:value-type="float" office:value="1.043001">
            <text:p>1.043001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26">
            <text:p>26</text:p>
          </table:table-cell>
          <table:table-cell office:value-type="float" office:value="0.011719">
            <text:p>0.011719</text:p>
          </table:table-cell>
          <table:table-cell office:value-type="float" office:value="0">
            <text:p>0</text:p>
          </table:table-cell>
          <table:table-cell office:value-type="float" office:value="1.043001">
            <text:p>1.043001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27">
            <text:p>27</text:p>
          </table:table-cell>
          <table:table-cell office:value-type="float" office:value="0.015625">
            <text:p>0.015625</text:p>
          </table:table-cell>
          <table:table-cell office:value-type="float" office:value="0">
            <text:p>0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28">
            <text:p>28</text:p>
          </table:table-cell>
          <table:table-cell office:value-type="float" office:value="0.027345">
            <text:p>0.027345</text:p>
          </table:table-cell>
          <table:table-cell office:value-type="float" office:value="0.003906">
            <text:p>0.003906</text:p>
          </table:table-cell>
          <table:table-cell office:value-type="float" office:value="1.027375">
            <text:p>1.027375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29">
            <text:p>29</text:p>
          </table:table-cell>
          <table:table-cell office:value-type="float" office:value="0.015625">
            <text:p>0.015625</text:p>
          </table:table-cell>
          <table:table-cell office:value-type="float" office:value="0.007813">
            <text:p>0.007813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30">
            <text:p>30</text:p>
          </table:table-cell>
          <table:table-cell office:value-type="float" office:value="0.019532">
            <text:p>0.019532</text:p>
          </table:table-cell>
          <table:table-cell office:value-type="float" office:value="0.003906">
            <text:p>0.003906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31">
            <text:p>31</text:p>
          </table:table-cell>
          <table:table-cell office:value-type="float" office:value="0.023438">
            <text:p>0.023438</text:p>
          </table:table-cell>
          <table:table-cell office:value-type="float" office:value="0.003906">
            <text:p>0.003906</text:p>
          </table:table-cell>
          <table:table-cell office:value-type="float" office:value="1.035188">
            <text:p>1.035188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32">
            <text:p>32</text:p>
          </table:table-cell>
          <table:table-cell office:value-type="float" office:value="0.019532">
            <text:p>0.019532</text:p>
          </table:table-cell>
          <table:table-cell office:value-type="float" office:value="0.007813">
            <text:p>0.007813</text:p>
          </table:table-cell>
          <table:table-cell office:value-type="float" office:value="1.05472">
            <text:p>1.05472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33">
            <text:p>33</text:p>
          </table:table-cell>
          <table:table-cell office:value-type="float" office:value="0.027345">
            <text:p>0.027345</text:p>
          </table:table-cell>
          <table:table-cell office:value-type="float" office:value="0.003906">
            <text:p>0.003906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34">
            <text:p>34</text:p>
          </table:table-cell>
          <table:table-cell office:value-type="float" office:value="0.023438">
            <text:p>0.023438</text:p>
          </table:table-cell>
          <table:table-cell office:value-type="float" office:value="0.003906">
            <text:p>0.003906</text:p>
          </table:table-cell>
          <table:table-cell office:value-type="float" office:value="1.035188">
            <text:p>1.035188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35">
            <text:p>35</text:p>
          </table:table-cell>
          <table:table-cell office:value-type="float" office:value="0.015625">
            <text:p>0.015625</text:p>
          </table:table-cell>
          <table:table-cell office:value-type="float" office:value="0.003906">
            <text:p>0.003906</text:p>
          </table:table-cell>
          <table:table-cell office:value-type="float" office:value="1.043001">
            <text:p>1.043001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36">
            <text:p>36</text:p>
          </table:table-cell>
          <table:table-cell office:value-type="float" office:value="0.023438">
            <text:p>0.023438</text:p>
          </table:table-cell>
          <table:table-cell office:value-type="float" office:value="0">
            <text:p>0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37">
            <text:p>37</text:p>
          </table:table-cell>
          <table:table-cell office:value-type="float" office:value="0.019532">
            <text:p>0.019532</text:p>
          </table:table-cell>
          <table:table-cell office:value-type="float" office:value="0.003906">
            <text:p>0.003906</text:p>
          </table:table-cell>
          <table:table-cell office:value-type="float" office:value="1.050813">
            <text:p>1.050813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38">
            <text:p>38</text:p>
          </table:table-cell>
          <table:table-cell office:value-type="float" office:value="0.027345">
            <text:p>0.027345</text:p>
          </table:table-cell>
          <table:table-cell office:value-type="float" office:value="0">
            <text:p>0</text:p>
          </table:table-cell>
          <table:table-cell office:value-type="float" office:value="1.050813">
            <text:p>1.050813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39">
            <text:p>39</text:p>
          </table:table-cell>
          <table:table-cell office:value-type="float" office:value="0.019532">
            <text:p>0.019532</text:p>
          </table:table-cell>
          <table:table-cell office:value-type="float" office:value="0">
            <text:p>0</text:p>
          </table:table-cell>
          <table:table-cell office:value-type="float" office:value="1.035188">
            <text:p>1.035188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40">
            <text:p>40</text:p>
          </table:table-cell>
          <table:table-cell office:value-type="float" office:value="0.027345">
            <text:p>0.027345</text:p>
          </table:table-cell>
          <table:table-cell office:value-type="float" office:value="0">
            <text:p>0</text:p>
          </table:table-cell>
          <table:table-cell office:value-type="float" office:value="1.046907">
            <text:p>1.046907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41">
            <text:p>41</text:p>
          </table:table-cell>
          <table:table-cell office:value-type="float" office:value="0.023438">
            <text:p>0.023438</text:p>
          </table:table-cell>
          <table:table-cell office:value-type="float" office:value="0.003906">
            <text:p>0.003906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42">
            <text:p>42</text:p>
          </table:table-cell>
          <table:table-cell office:value-type="float" office:value="0.015625">
            <text:p>0.015625</text:p>
          </table:table-cell>
          <table:table-cell office:value-type="float" office:value="0.007813">
            <text:p>0.007813</text:p>
          </table:table-cell>
          <table:table-cell office:value-type="float" office:value="1.05472">
            <text:p>1.05472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43">
            <text:p>43</text:p>
          </table:table-cell>
          <table:table-cell office:value-type="float" office:value="0.023438">
            <text:p>0.023438</text:p>
          </table:table-cell>
          <table:table-cell office:value-type="float" office:value="0.003906">
            <text:p>0.003906</text:p>
          </table:table-cell>
          <table:table-cell office:value-type="float" office:value="1.039094">
            <text:p>1.039094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44">
            <text:p>44</text:p>
          </table:table-cell>
          <table:table-cell office:value-type="float" office:value="0.019532">
            <text:p>0.019532</text:p>
          </table:table-cell>
          <table:table-cell office:value-type="float" office:value="0.003906">
            <text:p>0.003906</text:p>
          </table:table-cell>
          <table:table-cell office:value-type="float" office:value="1.046907">
            <text:p>1.046907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45">
            <text:p>45</text:p>
          </table:table-cell>
          <table:table-cell office:value-type="float" office:value="0.027345">
            <text:p>0.027345</text:p>
          </table:table-cell>
          <table:table-cell office:value-type="float" office:value="0.003906">
            <text:p>0.003906</text:p>
          </table:table-cell>
          <table:table-cell office:value-type="float" office:value="1.035188">
            <text:p>1.035188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46">
            <text:p>46</text:p>
          </table:table-cell>
          <table:table-cell office:value-type="float" office:value="0.019532">
            <text:p>0.019532</text:p>
          </table:table-cell>
          <table:table-cell office:value-type="float" office:value="0.003906">
            <text:p>0.003906</text:p>
          </table:table-cell>
          <table:table-cell office:value-type="float" office:value="1.050813">
            <text:p>1.050813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47">
            <text:p>47</text:p>
          </table:table-cell>
          <table:table-cell office:value-type="float" office:value="0.019532">
            <text:p>0.019532</text:p>
          </table:table-cell>
          <table:table-cell office:value-type="float" office:value="0.003906">
            <text:p>0.003906</text:p>
          </table:table-cell>
          <table:table-cell office:value-type="float" office:value="1.043001">
            <text:p>1.043001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48">
            <text:p>48</text:p>
          </table:table-cell>
          <table:table-cell office:value-type="float" office:value="0.023438">
            <text:p>0.023438</text:p>
          </table:table-cell>
          <table:table-cell office:value-type="float" office:value="0.007813">
            <text:p>0.007813</text:p>
          </table:table-cell>
          <table:table-cell office:value-type="float" office:value="1.043001">
            <text:p>1.043001</text:p>
          </table:table-cell>
        </table:table-row>
        <table:table-row table:style-name="ro1">
          <table:table-cell office:value-type="string">
            <text:p>LSM303DLHC</text:p>
          </table:table-cell>
          <table:table-cell office:value-type="float" office:value="49">
            <text:p>49</text:p>
          </table:table-cell>
          <table:table-cell office:value-type="float" office:value="0.023438">
            <text:p>0.023438</text:p>
          </table:table-cell>
          <table:table-cell office:value-type="float" office:value="0">
            <text:p>0</text:p>
          </table:table-cell>
          <table:table-cell office:value-type="float" office:value="1.046907">
            <text:p>1.046907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0">
            <text:p>0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1">
            <text:p>1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2">
            <text:p>2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3">
            <text:p>3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4">
            <text:p>4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5">
            <text:p>5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6">
            <text:p>6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7">
            <text:p>7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8">
            <text:p>8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9">
            <text:p>9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10">
            <text:p>10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11">
            <text:p>11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12">
            <text:p>12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13">
            <text:p>13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14">
            <text:p>14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15">
            <text:p>15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16">
            <text:p>16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17">
            <text:p>17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18">
            <text:p>18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19">
            <text:p>19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20">
            <text:p>20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21">
            <text:p>21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22">
            <text:p>22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23">
            <text:p>23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24">
            <text:p>24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25">
            <text:p>25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26">
            <text:p>26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27">
            <text:p>27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28">
            <text:p>28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29">
            <text:p>29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30">
            <text:p>30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31">
            <text:p>31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32">
            <text:p>32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33">
            <text:p>33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34">
            <text:p>34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35">
            <text:p>35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36">
            <text:p>36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37">
            <text:p>37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38">
            <text:p>38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39">
            <text:p>39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40">
            <text:p>40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41">
            <text:p>41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42">
            <text:p>42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43">
            <text:p>43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44">
            <text:p>44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45">
            <text:p>45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46">
            <text:p>46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47">
            <text:p>47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48">
            <text:p>48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  <table:table-row table:style-name="ro1">
          <table:table-cell office:value-type="string">
            <text:p>LSM303D</text:p>
          </table:table-cell>
          <table:table-cell office:value-type="float" office:value="49">
            <text:p>49</text:p>
          </table:table-cell>
          <table:table-cell office:value-type="float" office:value="-0.022095">
            <text:p>-0.022095</text:p>
          </table:table-cell>
          <table:table-cell office:value-type="float" office:value="0.029176">
            <text:p>0.029176</text:p>
          </table:table-cell>
          <table:table-cell office:value-type="float" office:value="1.027802">
            <text:p>1.027802</text:p>
          </table:table-cell>
        </table:table-row>
      </table:table>
      <table:database-ranges>
        <table:database-range table:target-range-address="Sheet1.A1:Sheet1.AMJ1048576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3/21/2014</text:date>, <text:time>21:1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1T21:16:25</dc:date>
    <dc:creator>Doug Johnson</dc:creator>
    <meta:document-statistic meta:table-count="1" meta:cell-count="505" meta:object-count="1"/>
    <meta:generator>OpenOffice/4.0.1$Unix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12.73cm" xlink:href=".." xlink:type="simple" chart:class="chart:line" chart:style-name="ch1">
        <chart:title svg:x="4.369cm" svg:y="0.389cm" chart:style-name="ch2">
          <text:p>LSM303DLHC Accelerometer Data</text:p>
        </chart:title>
        <chart:subtitle svg:x="5.262cm" svg:y="1.432cm" chart:style-name="ch3">
          <text:p>sensor is stationary on desktop</text:p>
        </chart:subtitle>
        <chart:legend chart:legend-position="end" svg:x="14.424cm" svg:y="5.595cm" style:legend-expansion="high" chart:style-name="ch4"/>
        <chart:plot-area chart:style-name="ch5" table:cell-range-address="Sheet1.C1:Sheet1.E51" chart:data-source-has-labels="row" svg:x="1.318cm" svg:y="2.619cm" svg:width="12.466cm" svg:height="9.437cm">
          <chartooo:coordinate-region svg:x="2.171cm" svg:y="2.81cm" svg:width="11.412cm" svg:height="9.056cm"/>
          <chart:axis chart:dimension="x" chart:name="primary-x" chart:style-name="ch6"/>
          <chart:axis chart:dimension="y" chart:name="primary-y" chart:style-name="ch6">
            <chart:title svg:x="0.451cm" svg:y="8.687cm" chart:style-name="ch7">
              <text:p>G - 1 Earth gravity</text:p>
            </chart:title>
            <chart:grid chart:style-name="ch8" chart:class="major"/>
          </chart:axis>
          <chart:series chart:style-name="ch9" chart:values-cell-range-address="Sheet1.C2:Sheet1.C51" chart:label-cell-address="Sheet1.C1:Sheet1.C1" chart:class="chart:line">
            <chart:data-point chart:repeated="50"/>
          </chart:series>
          <chart:series chart:style-name="ch10" chart:values-cell-range-address="Sheet1.D2:Sheet1.D51" chart:label-cell-address="Sheet1.D1:Sheet1.D1" chart:class="chart:line">
            <chart:data-point chart:repeated="50"/>
          </chart:series>
          <chart:series chart:style-name="ch11" chart:values-cell-range-address="Sheet1.E2:Sheet1.E51" chart:label-cell-address="Sheet1.E1:Sheet1.E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C1:Sheet1.C1</svg:desc>
                </draw:g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  <table:table-cell office:value-type="string">
                <text:p>Z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438">
                <text:p>0.023438</text:p>
                <draw:g>
                  <svg:desc>Sheet1.C2:Sheet1.C51</svg:desc>
                </draw:g>
              </table:table-cell>
              <table:table-cell office:value-type="float" office:value="0.003906">
                <text:p>0.003906</text:p>
                <draw:g>
                  <svg:desc>Sheet1.D2:Sheet1.D51</svg:desc>
                </draw:g>
              </table:table-cell>
              <table:table-cell office:value-type="float" office:value="1.043001">
                <text:p>1.043001</text:p>
                <draw:g>
                  <svg:desc>Sheet1.E2:Sheet1.E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1">
                <text:p>0.031251</text:p>
              </table:table-cell>
              <table:table-cell office:value-type="float" office:value="0.003906">
                <text:p>0.003906</text:p>
              </table:table-cell>
              <table:table-cell office:value-type="float" office:value="1.035188">
                <text:p>1.035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532">
                <text:p>0.019532</text:p>
              </table:table-cell>
              <table:table-cell office:value-type="float" office:value="0">
                <text:p>0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3438">
                <text:p>0.023438</text:p>
              </table:table-cell>
              <table:table-cell office:value-type="float" office:value="0.007813">
                <text:p>0.007813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9532">
                <text:p>0.019532</text:p>
              </table:table-cell>
              <table:table-cell office:value-type="float" office:value="0.003906">
                <text:p>0.003906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345">
                <text:p>0.027345</text:p>
              </table:table-cell>
              <table:table-cell office:value-type="float" office:value="0.003906">
                <text:p>0.003906</text:p>
              </table:table-cell>
              <table:table-cell office:value-type="float" office:value="1.043001">
                <text:p>1.043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9532">
                <text:p>0.019532</text:p>
              </table:table-cell>
              <table:table-cell office:value-type="float" office:value="0.007813">
                <text:p>0.007813</text:p>
              </table:table-cell>
              <table:table-cell office:value-type="float" office:value="1.043001">
                <text:p>1.043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625">
                <text:p>0.015625</text:p>
              </table:table-cell>
              <table:table-cell office:value-type="float" office:value="0">
                <text:p>0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3438">
                <text:p>0.023438</text:p>
              </table:table-cell>
              <table:table-cell office:value-type="float" office:value="0">
                <text:p>0</text:p>
              </table:table-cell>
              <table:table-cell office:value-type="float" office:value="1.046907">
                <text:p>1.046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532">
                <text:p>0.019532</text:p>
              </table:table-cell>
              <table:table-cell office:value-type="float" office:value="0.003906">
                <text:p>0.003906</text:p>
              </table:table-cell>
              <table:table-cell office:value-type="float" office:value="1.046907">
                <text:p>1.0469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9532">
                <text:p>0.019532</text:p>
              </table:table-cell>
              <table:table-cell office:value-type="float" office:value="-0.003906">
                <text:p>-0.003906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625">
                <text:p>0.015625</text:p>
              </table:table-cell>
              <table:table-cell office:value-type="float" office:value="0.003906">
                <text:p>0.003906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9532">
                <text:p>0.019532</text:p>
              </table:table-cell>
              <table:table-cell office:value-type="float" office:value="0">
                <text:p>0</text:p>
              </table:table-cell>
              <table:table-cell office:value-type="float" office:value="1.035188">
                <text:p>1.0351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345">
                <text:p>0.027345</text:p>
              </table:table-cell>
              <table:table-cell office:value-type="float" office:value="-0.003906">
                <text:p>-0.003906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3438">
                <text:p>0.023438</text:p>
              </table:table-cell>
              <table:table-cell office:value-type="float" office:value="0.007813">
                <text:p>0.007813</text:p>
              </table:table-cell>
              <table:table-cell office:value-type="float" office:value="1.043001">
                <text:p>1.043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9532">
                <text:p>0.019532</text:p>
              </table:table-cell>
              <table:table-cell office:value-type="float" office:value="0.003906">
                <text:p>0.003906</text:p>
              </table:table-cell>
              <table:table-cell office:value-type="float" office:value="1.046907">
                <text:p>1.0469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3438">
                <text:p>0.023438</text:p>
              </table:table-cell>
              <table:table-cell office:value-type="float" office:value="0.003906">
                <text:p>0.003906</text:p>
              </table:table-cell>
              <table:table-cell office:value-type="float" office:value="1.05472">
                <text:p>1.05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7345">
                <text:p>0.027345</text:p>
              </table:table-cell>
              <table:table-cell office:value-type="float" office:value="0.003906">
                <text:p>0.003906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9532">
                <text:p>0.019532</text:p>
              </table:table-cell>
              <table:table-cell office:value-type="float" office:value="0">
                <text:p>0</text:p>
              </table:table-cell>
              <table:table-cell office:value-type="float" office:value="1.043001">
                <text:p>1.043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3438">
                <text:p>0.023438</text:p>
              </table:table-cell>
              <table:table-cell office:value-type="float" office:value="0">
                <text:p>0</text:p>
              </table:table-cell>
              <table:table-cell office:value-type="float" office:value="1.043001">
                <text:p>1.043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3438">
                <text:p>0.023438</text:p>
              </table:table-cell>
              <table:table-cell office:value-type="float" office:value="0">
                <text:p>0</text:p>
              </table:table-cell>
              <table:table-cell office:value-type="float" office:value="1.035188">
                <text:p>1.0351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3438">
                <text:p>0.023438</text:p>
              </table:table-cell>
              <table:table-cell office:value-type="float" office:value="0.003906">
                <text:p>0.003906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5625">
                <text:p>0.015625</text:p>
              </table:table-cell>
              <table:table-cell office:value-type="float" office:value="0.003906">
                <text:p>0.003906</text:p>
              </table:table-cell>
              <table:table-cell office:value-type="float" office:value="1.046907">
                <text:p>1.0469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625">
                <text:p>0.015625</text:p>
              </table:table-cell>
              <table:table-cell office:value-type="float" office:value="0">
                <text:p>0</text:p>
              </table:table-cell>
              <table:table-cell office:value-type="float" office:value="1.046907">
                <text:p>1.0469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3438">
                <text:p>0.023438</text:p>
              </table:table-cell>
              <table:table-cell office:value-type="float" office:value="0">
                <text:p>0</text:p>
              </table:table-cell>
              <table:table-cell office:value-type="float" office:value="1.043001">
                <text:p>1.043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3438">
                <text:p>0.023438</text:p>
              </table:table-cell>
              <table:table-cell office:value-type="float" office:value="0.007813">
                <text:p>0.007813</text:p>
              </table:table-cell>
              <table:table-cell office:value-type="float" office:value="1.043001">
                <text:p>1.043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719">
                <text:p>0.011719</text:p>
              </table:table-cell>
              <table:table-cell office:value-type="float" office:value="0">
                <text:p>0</text:p>
              </table:table-cell>
              <table:table-cell office:value-type="float" office:value="1.043001">
                <text:p>1.043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5625">
                <text:p>0.015625</text:p>
              </table:table-cell>
              <table:table-cell office:value-type="float" office:value="0">
                <text:p>0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7345">
                <text:p>0.027345</text:p>
              </table:table-cell>
              <table:table-cell office:value-type="float" office:value="0.003906">
                <text:p>0.003906</text:p>
              </table:table-cell>
              <table:table-cell office:value-type="float" office:value="1.027375">
                <text:p>1.027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625">
                <text:p>0.015625</text:p>
              </table:table-cell>
              <table:table-cell office:value-type="float" office:value="0.007813">
                <text:p>0.007813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9532">
                <text:p>0.019532</text:p>
              </table:table-cell>
              <table:table-cell office:value-type="float" office:value="0.003906">
                <text:p>0.003906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3438">
                <text:p>0.023438</text:p>
              </table:table-cell>
              <table:table-cell office:value-type="float" office:value="0.003906">
                <text:p>0.003906</text:p>
              </table:table-cell>
              <table:table-cell office:value-type="float" office:value="1.035188">
                <text:p>1.0351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9532">
                <text:p>0.019532</text:p>
              </table:table-cell>
              <table:table-cell office:value-type="float" office:value="0.007813">
                <text:p>0.007813</text:p>
              </table:table-cell>
              <table:table-cell office:value-type="float" office:value="1.05472">
                <text:p>1.05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7345">
                <text:p>0.027345</text:p>
              </table:table-cell>
              <table:table-cell office:value-type="float" office:value="0.003906">
                <text:p>0.003906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3438">
                <text:p>0.023438</text:p>
              </table:table-cell>
              <table:table-cell office:value-type="float" office:value="0.003906">
                <text:p>0.003906</text:p>
              </table:table-cell>
              <table:table-cell office:value-type="float" office:value="1.035188">
                <text:p>1.0351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5625">
                <text:p>0.015625</text:p>
              </table:table-cell>
              <table:table-cell office:value-type="float" office:value="0.003906">
                <text:p>0.003906</text:p>
              </table:table-cell>
              <table:table-cell office:value-type="float" office:value="1.043001">
                <text:p>1.043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438">
                <text:p>0.023438</text:p>
              </table:table-cell>
              <table:table-cell office:value-type="float" office:value="0">
                <text:p>0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9532">
                <text:p>0.019532</text:p>
              </table:table-cell>
              <table:table-cell office:value-type="float" office:value="0.003906">
                <text:p>0.003906</text:p>
              </table:table-cell>
              <table:table-cell office:value-type="float" office:value="1.050813">
                <text:p>1.0508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7345">
                <text:p>0.027345</text:p>
              </table:table-cell>
              <table:table-cell office:value-type="float" office:value="0">
                <text:p>0</text:p>
              </table:table-cell>
              <table:table-cell office:value-type="float" office:value="1.050813">
                <text:p>1.050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9532">
                <text:p>0.019532</text:p>
              </table:table-cell>
              <table:table-cell office:value-type="float" office:value="0">
                <text:p>0</text:p>
              </table:table-cell>
              <table:table-cell office:value-type="float" office:value="1.035188">
                <text:p>1.035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7345">
                <text:p>0.027345</text:p>
              </table:table-cell>
              <table:table-cell office:value-type="float" office:value="0">
                <text:p>0</text:p>
              </table:table-cell>
              <table:table-cell office:value-type="float" office:value="1.046907">
                <text:p>1.0469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3438">
                <text:p>0.023438</text:p>
              </table:table-cell>
              <table:table-cell office:value-type="float" office:value="0.003906">
                <text:p>0.003906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5625">
                <text:p>0.015625</text:p>
              </table:table-cell>
              <table:table-cell office:value-type="float" office:value="0.007813">
                <text:p>0.007813</text:p>
              </table:table-cell>
              <table:table-cell office:value-type="float" office:value="1.05472">
                <text:p>1.054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3438">
                <text:p>0.023438</text:p>
              </table:table-cell>
              <table:table-cell office:value-type="float" office:value="0.003906">
                <text:p>0.003906</text:p>
              </table:table-cell>
              <table:table-cell office:value-type="float" office:value="1.039094">
                <text:p>1.039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9532">
                <text:p>0.019532</text:p>
              </table:table-cell>
              <table:table-cell office:value-type="float" office:value="0.003906">
                <text:p>0.003906</text:p>
              </table:table-cell>
              <table:table-cell office:value-type="float" office:value="1.046907">
                <text:p>1.0469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7345">
                <text:p>0.027345</text:p>
              </table:table-cell>
              <table:table-cell office:value-type="float" office:value="0.003906">
                <text:p>0.003906</text:p>
              </table:table-cell>
              <table:table-cell office:value-type="float" office:value="1.035188">
                <text:p>1.0351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532">
                <text:p>0.019532</text:p>
              </table:table-cell>
              <table:table-cell office:value-type="float" office:value="0.003906">
                <text:p>0.003906</text:p>
              </table:table-cell>
              <table:table-cell office:value-type="float" office:value="1.050813">
                <text:p>1.050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9532">
                <text:p>0.019532</text:p>
              </table:table-cell>
              <table:table-cell office:value-type="float" office:value="0.003906">
                <text:p>0.003906</text:p>
              </table:table-cell>
              <table:table-cell office:value-type="float" office:value="1.043001">
                <text:p>1.043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3438">
                <text:p>0.023438</text:p>
              </table:table-cell>
              <table:table-cell office:value-type="float" office:value="0.007813">
                <text:p>0.007813</text:p>
              </table:table-cell>
              <table:table-cell office:value-type="float" office:value="1.043001">
                <text:p>1.0430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3438">
                <text:p>0.023438</text:p>
              </table:table-cell>
              <table:table-cell office:value-type="float" office:value="0">
                <text:p>0</text:p>
              </table:table-cell>
              <table:table-cell office:value-type="float" office:value="1.046907">
                <text:p>1.046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